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3" style:family="table-row">
      <style:table-row-properties style:min-row-height="0.226cm" fo:keep-together="always"/>
    </style:style>
    <style:style style:name="Tableau6.A3" style:family="table-cell" style:data-style-name="N100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3" style:family="table-cell" style:data-style-name="N100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3" style:family="table-cell" style:data-style-name="N100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4" style:family="table-row">
      <style:table-row-properties style:min-row-height="0.256cm" fo:keep-together="always"/>
    </style:style>
    <style:style style:name="Tableau6.5" style:family="table-row">
      <style:table-row-properties style:min-row-height="0.397cm" fo:keep-together="always"/>
    </style:style>
    <style:style style:name="Tableau6.A5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74b25e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5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3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22c841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64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69" style:family="paragraph" style:parent-style-name="Textformatvorlage">
      <style:text-properties officeooo:paragraph-rsid="0274b25e"/>
    </style:style>
    <style:style style:name="P70" style:family="paragraph" style:parent-style-name="Textformatvorlage">
      <style:text-properties fo:color="#ffffff" officeooo:paragraph-rsid="0274b25e"/>
    </style:style>
    <style:style style:name="P71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421183" style:font-size-asian="7pt" style:font-style-asian="normal" style:font-size-complex="7pt" style:font-style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421183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officeooo:rsid="027ee635" style:font-size-complex="10pt"/>
    </style:style>
    <style:style style:name="T8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0" style:family="text">
      <style:text-properties officeooo:rsid="0126d79f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0365b5"/>
    </style:style>
    <style:style style:name="T17" style:family="text">
      <style:text-properties officeooo:rsid="021c94cc"/>
    </style:style>
    <style:style style:name="T18" style:family="text">
      <style:text-properties officeooo:rsid="0227e1a4"/>
    </style:style>
    <style:style style:name="T19" style:family="text">
      <style:text-properties officeooo:rsid="02461dd8"/>
    </style:style>
    <style:style style:name="T20" style:family="text">
      <style:text-properties officeooo:rsid="0263ed43"/>
    </style:style>
    <style:style style:name="T21" style:family="text">
      <style:text-properties fo:font-style="normal" officeooo:rsid="026cc667" style:font-style-asian="normal" style:font-style-complex="normal"/>
    </style:style>
    <style:style style:name="T22" style:family="text">
      <style:text-properties fo:font-style="normal" officeooo:rsid="026ebb67" style:font-style-asian="normal" style:font-style-complex="normal"/>
    </style:style>
    <style:style style:name="T23" style:family="text">
      <style:text-properties fo:font-style="normal" officeooo:rsid="027314bc" style:font-style-asian="normal" style:font-style-complex="normal"/>
    </style:style>
    <style:style style:name="T24" style:family="text">
      <style:text-properties fo:font-style="normal" officeooo:rsid="026966cd" style:font-style-asian="normal" style:font-style-complex="normal"/>
    </style:style>
    <style:style style:name="T25" style:family="text">
      <style:text-properties fo:font-style="normal" officeooo:rsid="026b854a" style:font-style-asian="normal" style:font-style-complex="normal"/>
    </style:style>
    <style:style style:name="T26" style:family="text">
      <style:text-properties fo:font-style="normal" officeooo:rsid="00300d16" style:font-style-asian="normal" style:font-style-complex="normal"/>
    </style:style>
    <style:style style:name="T27" style:family="text">
      <style:text-properties fo:font-style="normal" officeooo:rsid="02721301" style:font-style-asian="normal" style:font-style-complex="normal"/>
    </style:style>
    <style:style style:name="T28" style:family="text">
      <style:text-properties officeooo:rsid="02643919"/>
    </style:style>
    <style:style style:name="T29" style:family="text">
      <style:text-properties officeooo:rsid="02649b0f"/>
    </style:style>
    <style:style style:name="T30" style:family="text">
      <style:text-properties officeooo:rsid="0265a396"/>
    </style:style>
    <style:style style:name="T31" style:family="text">
      <style:text-properties officeooo:rsid="0270596e"/>
    </style:style>
    <style:style style:name="T32" style:family="text">
      <style:text-properties officeooo:rsid="028462d7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2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8"><text:span text:style-name="T9">Ordre de production</text:span> <text:span text:style-name="T8">N°: </text:span><text:span text:style-name="T8"><text:text-input text:description="&lt;o.name&gt;">Order No</text:text-input></text:span></text:p>
          </table:table-cell>
          <table:table-cell table:style-name="Tableau7.B1" office:value-type="string">
            <text:p text:style-name="P22"><text:text-input text:description="&lt;if test=&quot;o.date_start and o.date_finished&quot;&gt;">If</text:text-input></text:p>
            <text:p text:style-name="P47"><text:span text:style-name="T14">Planifié</text:span> <text:span text:style-name="T11">du</text:span> <text:span text:style-name="T5"><text:text-input text:description="&lt;formatLang(o.date_start,date=True)&gt;">Date de début</text:text-input></text:span></text:p>
            <text:p text:style-name="P47"><text:span text:style-name="T15">ju</text:span><text:span text:style-name="T16">s</text:span><text:span text:style-name="T15">qu'</text:span><text:span text:style-name="T14">a</text:span><text:span text:style-name="T10">u </text:span><text:span text:style-name="T5"><text:text-input text:description="&lt;formatLang(o.date_finished,date=True)&gt;">Date de fin</text:text-input></text:span></text:p>
            <text:p text:style-name="P20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8">Origine</text:p>
            </table:table-cell>
            <table:table-cell table:style-name="Tableau5.A1" office:value-type="string">
              <text:p text:style-name="P38">Produit</text:p>
            </table:table-cell>
            <table:table-cell table:style-name="Tableau5.C1" office:value-type="string">
              <text:p text:style-name="P39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0"><text:text-input text:description="&lt;o.origin&gt;">Origine</text:text-input></text:p>
          </table:table-cell>
          <table:table-cell table:style-name="Tableau5.A2" office:value-type="float" office:value="0">
            <text:p text:style-name="P28"><text:span text:style-name="T12"><text:text-input text:description="&lt;(o.bom_id and (o.bom_id.name)) or ''&gt;">Code</text:text-input></text:span> <text:span text:style-name="T17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29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68">BL</text:p>
            </table:table-cell>
            <table:table-cell table:style-name="Tableau4.B1" office:value-type="string">
              <text:p text:style-name="P40">CP</text:p>
            </table:table-cell>
            <table:table-cell table:style-name="Tableau4.B1" office:value-type="string">
              <text:p text:style-name="P41">Client</text:p>
            </table:table-cell>
            <table:table-cell table:style-name="Tableau4.D1" office:value-type="string">
              <text:p text:style-name="P42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8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31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31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31"><text:text-input text:description="&lt;o.partner_address_id and o.partner_address_id.city&gt;">Ville</text:text-input></text:p>
          </table:table-cell>
        </table:table-row>
      </table:table>
      <text:p text:style-name="P4"/>
      <text:p text:style-name="P10"><text:span text:style-name="T23">Début d'</text:span><text:span text:style-name="T24">approvisionnement </text:span><text:span text:style-name="T25">aux alentours du</text:span><text:span text:style-name="T24"> </text:span><text:span text:style-name="T26"><text:text-input text:description="&lt;formatLang(date_procurement(o) ,date=True)&gt;">date d'appro.</text:text-input></text:span><text:span text:style-name="T26">.</text:span></text:p>
      <text:p text:style-name="P11"><text:span text:style-name="T28">Début </text:span><text:span text:style-name="T30">de </text:span><text:span text:style-name="T28">fabrication </text:span><text:span text:style-name="T29">prévue </text:span><text:span text:style-name="T30">pour</text:span><text:span text:style-name="T28"> le </text:span><text:span text:style-name="T26"><text:text-input text:description="&lt;formatLang(o.date_planned,date=True)&gt;">date prévue</text:text-input></text:span><text:span text:style-name="T26">.</text:span></text:p>
      <text:p text:style-name="P12"><text:span text:style-name="T20">Livraison </text:span><text:span text:style-name="T31">planifiée</text:span><text:span text:style-name="T20"> pour le </text:span><text:span text:style-name="T26"><text:text-input text:description="&lt;formatLang(o.move_prod_id and o.move_prod_id.picking_id  and o.move_prod_id.picking_id.date,date=True)&gt;">date de livraison</text:text-input></text:span><text:span text:style-name="T26">.</text:span></text:p>
      <text:p text:style-name="P13"><text:span text:style-name="T22">L</text:span><text:span text:style-name="T21">ivraison </text:span><text:span text:style-name="T22">probable </text:span><text:span text:style-name="T25">aux alentours</text:span><text:span text:style-name="T21"> </text:span><text:span text:style-name="T27">du</text:span><text:span text:style-name="T21"> </text:span><text:span text:style-name="T26"><text:text-input text:description="&lt;formatLang(date_shipping(o) ,date=True)&gt;">date de livraison</text:text-input></text:span><text:span text:style-name="T26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3">Produit</text:p>
            </table:table-cell>
            <table:covered-table-cell/>
            <table:table-cell table:style-name="Tableau1.A1" office:value-type="string">
              <text:p text:style-name="P37"><text:s/><text:span text:style-name="T18">Qté</text:span> </text:p>
            </table:table-cell>
            <table:table-cell table:style-name="Tableau1.A1" office:value-type="string">
              <text:p text:style-name="P45">Unité</text:p>
            </table:table-cell>
            <table:table-cell table:style-name="Tableau1.A1" office:value-type="string">
              <text:p text:style-name="P46">☐</text:p>
            </table:table-cell>
            <table:table-cell table:style-name="Tableau1.A1" office:value-type="string">
              <text:p text:style-name="P44">État <text:span text:style-name="T19">du mouvement</text:span></text:p>
            </table:table-cell>
            <table:table-cell table:style-name="Tableau1.G1" office:value-type="string">
              <text:p text:style-name="P36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4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25"><text:text-input text:description="&lt;line.product_id.code&gt;">Référence</text:text-input></text:p>
            <text:p text:style-name="P51"><text:text-input text:description="&lt;line.product_id.name&gt;">Nom</text:text-input></text:p>
            <text:p text:style-name="P59"><text:text-input text:description="&lt;manufacturer(line.product_id)&gt;">Marque</text:text-input></text:p>
          </table:table-cell>
          <table:covered-table-cell/>
          <table:table-cell table:style-name="Tableau1.C3" table:number-rows-spanned="3" office:value-type="float" office:value="0">
            <text:p text:style-name="P17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32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23"><text:text-input text:description="&lt;if test=&quot;line.status_received&quot;&gt;">If</text:text-input></text:p>
            <text:p text:style-name="P55">☑</text:p>
            <text:p text:style-name="P50"><text:span text:style-name="T6"><text:text-input text:description="&lt;/if&gt;">Endif</text:text-input></text:span> </text:p>
            <text:p text:style-name="P23"><text:text-input text:description="&lt;if test=&quot;not line.status_received&quot;&gt;">If</text:text-input></text:p>
            <text:p text:style-name="P56">☐</text:p>
            <text:p text:style-name="P50"><text:span text:style-name="T6"><text:text-input text:description="&lt;/if&gt;">Endif</text:text-input></text:span><text:span text:style-name="T13"> </text:span></text:p>
          </table:table-cell>
          <table:table-cell table:style-name="Tableau1.C3" office:value-type="float" office:value="0">
            <text:p text:style-name="P49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54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72"><text:text-input text:description="&lt;line.status_status&gt;">Statut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73"><text:text-input text:description="&lt;line.status_dedicated&gt;">Réservé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26"><text:text-input text:description="&lt;packline.product_id.code&gt;">Référence</text:text-input></text:p>
            <text:p text:style-name="P52"><text:text-input text:description="&lt;packline.product_id.name&gt;">Nom</text:text-input></text:p>
            <text:p text:style-name="P60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7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32"><text:text-input text:description="&lt;packline.product_uom_id and packline.product_uom_id.name&gt;">Uom</text:text-input></text:p>
          </table:table-cell>
          <table:table-cell table:style-name="Tableau1.C3">
            <text:p text:style-name="P16"/>
          </table:table-cell>
          <table:table-cell table:style-name="Tableau1.C3" office:value-type="float" office:value="0">
            <text:p text:style-name="P48">Lot de matériel</text:p>
          </table:table-cell>
          <table:table-cell table:style-name="Tableau1.G3">
            <text:p text:style-name="P54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34"/>
          </table:table-cell>
        </table:table-row>
      </table:table>
      <text:p text:style-name="P71"/>
      <text:p text:style-name="P24"><text:text-input text:description="&lt;if test=&quot;o.move_prod_id and o.move_prod_id.picking_id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64">Produit<text:span text:style-name="T32">s</text:span><text:span text:style-name="T7"> associés à cette commande</text:span></text:p>
            </table:table-cell>
            <table:table-cell table:style-name="Tableau6.A1" office:value-type="string">
              <text:p text:style-name="P67"><text:s/><text:span text:style-name="T18">Qté</text:span> </text:p>
            </table:table-cell>
            <table:table-cell table:style-name="Tableau6.A1" office:value-type="string">
              <text:p text:style-name="P66">Unité</text:p>
            </table:table-cell>
            <table:table-cell table:style-name="Tableau6.A1" office:value-type="string">
              <text:p text:style-name="P65">☐</text:p>
            </table:table-cell>
            <table:table-cell table:style-name="Tableau6.A1" office:value-type="string">
              <text:p text:style-name="P63">État <text:span text:style-name="T19">du mouvement</text:span></text:p>
            </table:table-cell>
            <table:table-cell table:style-name="Tableau6.F1" office:value-type="string">
              <text:p text:style-name="P70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5"><text:text-input text:description="&lt;for each=&quot;move in o.move_prod_id.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table:number-rows-spanned="2" office:value-type="float" office:value="0">
            <text:p text:style-name="P27"><text:text-input text:description="&lt;move.product_id.code&gt;">Référence</text:text-input></text:p>
            <text:p text:style-name="P53"><text:text-input text:description="&lt;move.product_id.name&gt;">Nom</text:text-input></text:p>
            <text:p text:style-name="P61"><text:text-input text:description="&lt;manufacturer(move.product_id)&gt;">Marque</text:text-input></text:p>
          </table:table-cell>
          <table:table-cell table:style-name="Tableau6.B3" table:number-rows-spanned="2" office:value-type="float" office:value="0">
            <text:p text:style-name="P18"><text:text-input text:description="&lt;formatLang( move.product_qty)&gt;">0.00</text:text-input></text:p>
          </table:table-cell>
          <table:table-cell table:style-name="Tableau6.B3" table:number-rows-spanned="2" office:value-type="float" office:value="0">
            <text:p text:style-name="P33"><text:text-input text:description="&lt;move.product_uom and move.product_uom.name&gt;">Uom</text:text-input></text:p>
          </table:table-cell>
          <table:table-cell table:style-name="Tableau6.B3" table:number-rows-spanned="2">
            <text:p text:style-name="P57"/>
          </table:table-cell>
          <table:table-cell table:style-name="Tableau6.B3" office:value-type="float" office:value="0">
            <text:p text:style-name="P14"><text:text-input text:description="&lt;get_selection_item(move,&quot;state&quot;)&gt;">Etat</text:text-input></text:p>
          </table:table-cell>
          <table:table-cell table:style-name="Tableau6.F3" table:number-rows-spanned="2">
            <text:p text:style-name="P69"/>
          </table:table-cell>
        </table:table-row>
        <table:table-row table:style-name="Tableau6.4">
          <table:covered-table-cell/>
          <table:covered-table-cell/>
          <table:covered-table-cell/>
          <table:covered-table-cell/>
          <table:table-cell table:style-name="Tableau6.B3" office:value-type="float" office:value="0">
            <text:p text:style-name="P15"><text:text-input text:description="&lt;move.move_origin or move.picking_id.origin&gt;">Etat</text:text-input></text:p>
          </table:table-cell>
          <table:covered-table-cell/>
        </table:table-row>
        <table:table-row table:style-name="Tableau6.5">
          <table:table-cell table:style-name="Tableau6.A5" table:number-columns-spanned="6" office:value-type="float" office:value="0">
            <text:p text:style-name="P35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7-03T10:16:12.91</dc:date>
    <meta:editing-duration>P1DT8H30M48S</meta:editing-duration>
    <meta:editing-cycles>812</meta:editing-cycles>
    <meta:generator>LibreOffice/3.6$Windows_x86 LibreOffice_project/2ef5aff-a6fb0ff-166bdff-cf087ad-0f1389</meta:generator>
    <meta:document-statistic meta:table-count="7" meta:image-count="0" meta:object-count="0" meta:page-count="1" meta:paragraph-count="73" meta:word-count="148" meta:character-count="766" meta:non-whitespace-character-count="685"/>
    <meta:user-defined meta:name="Info 1"/>
    <meta:user-defined meta:name="Info 2"/>
    <meta:user-defined meta:name="Info 3"/>
    <meta:user-defined meta:name="Info 4"/>
  </office:meta>
</office:document-meta>
</file>